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2646in" style:rel-column-width="8191*"/>
    </style:style>
    <style:style style:name="Table1.C" style:family="table-column">
      <style:table-column-properties style:column-width="1.264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2pt" officeooo:rsid="00173c7d" officeooo:paragraph-rsid="00173c7d" style:font-name-asian="Liberation Mono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2pt" officeooo:rsid="00173c7d" officeooo:paragraph-rsid="00173c7d" style:font-name-asian="Liberation Mono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officeooo:paragraph-rsid="0026fb64"/>
    </style:style>
    <style:style style:name="P4" style:family="paragraph" style:parent-style-name="Table_20_Contents">
      <style:paragraph-properties fo:text-align="center" style:justify-single-word="false"/>
      <style:text-properties officeooo:paragraph-rsid="00354e5a"/>
    </style:style>
    <style:style style:name="P5" style:family="paragraph" style:parent-style-name="Table_20_Contents">
      <style:paragraph-properties fo:text-align="center" style:justify-single-word="false"/>
      <style:text-properties officeooo:paragraph-rsid="005293f9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2pt" officeooo:rsid="00205ec1" officeooo:paragraph-rsid="00205ec1" style:font-name-asian="Liberation Mono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2pt" officeooo:rsid="001a4979" officeooo:paragraph-rsid="001a4979" style:font-name-asian="Liberation Mono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2pt" style:font-name-asian="Liberation Mono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2pt" officeooo:paragraph-rsid="0019bfe3" style:font-name-asian="Liberation Mono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2pt" officeooo:paragraph-rsid="0025889b" style:font-name-asian="Liberation Mono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2pt" officeooo:rsid="0019bfe3" officeooo:paragraph-rsid="0019bfe3" style:font-name-asian="Liberation Mono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officeooo:rsid="001cd258" officeooo:paragraph-rsid="001cd258" style:font-name-asian="Liberation Mono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2pt" officeooo:rsid="0023ffb6" officeooo:paragraph-rsid="0023ffb6" style:font-name-asian="Liberation Mono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2pt" officeooo:rsid="00259efa" officeooo:paragraph-rsid="00259efa" style:font-name-asian="Liberation Mono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2pt" officeooo:rsid="00286c42" officeooo:paragraph-rsid="00286c42" style:font-name-asian="Liberation Mono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2pt" officeooo:rsid="002f0c8f" officeooo:paragraph-rsid="002f0c8f" style:font-name-asian="Liberation Mono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2pt" officeooo:rsid="00370585" officeooo:paragraph-rsid="00370585" style:font-name-asian="Liberation Mono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officeooo:rsid="003a0bc9" officeooo:paragraph-rsid="003a0bc9" style:font-name-asian="Liberation Mono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2pt" officeooo:rsid="003bc915" officeooo:paragraph-rsid="003bc915" style:font-name-asian="Liberation Mono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2pt" officeooo:rsid="003f5e48" officeooo:paragraph-rsid="003f5e48" style:font-name-asian="Liberation Mono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2pt" officeooo:rsid="004390c2" officeooo:paragraph-rsid="004390c2" style:font-name-asian="Liberation Mono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2pt" officeooo:rsid="004a12ec" officeooo:paragraph-rsid="004a12ec" style:font-name-asian="Liberation Mono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2pt" officeooo:rsid="004b8dc1" officeooo:paragraph-rsid="005ec6d1" style:font-name-asian="Liberation Mono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officeooo:rsid="004d4611" officeooo:paragraph-rsid="004d4611" style:font-name-asian="Liberation Mono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2pt" officeooo:rsid="004f7075" officeooo:paragraph-rsid="004f7075" style:font-name-asian="Liberation Mono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2pt" officeooo:rsid="005258cb" officeooo:paragraph-rsid="005258cb" style:font-name-asian="Liberation Mono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2pt" officeooo:rsid="00574a91" officeooo:paragraph-rsid="00574a91" style:font-name-asian="Liberation Mono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2pt" officeooo:rsid="0069039c" officeooo:paragraph-rsid="0069039c" style:font-name-asian="Liberation Mono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2pt" officeooo:rsid="006b764b" officeooo:paragraph-rsid="006b764b" style:font-name-asian="Liberation Mono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2pt" officeooo:rsid="006bef04" officeooo:paragraph-rsid="006bef04" style:font-name-asian="Liberation Mono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2pt" officeooo:rsid="006d6eb2" officeooo:paragraph-rsid="006d6eb2" style:font-name-asian="Liberation Mono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color="#00a933" officeooo:paragraph-rsid="0025889b"/>
    </style:style>
    <style:style style:name="P33" style:family="paragraph" style:parent-style-name="Table_20_Contents">
      <style:paragraph-properties fo:text-align="center" style:justify-single-word="false"/>
      <style:text-properties fo:color="#00a933" officeooo:paragraph-rsid="003a0bc9"/>
    </style:style>
    <style:style style:name="P34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34ec77" officeooo:paragraph-rsid="0034ec77" style:font-name-asian="Liberation Mono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41297b" officeooo:paragraph-rsid="0041297b" style:font-name-asian="Liberation Mono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49489a" officeooo:paragraph-rsid="0049489a" style:font-name-asian="Liberation Mono" style:font-size-asian="12pt" style:font-size-complex="12pt"/>
    </style:style>
    <style:style style:name="T1" style:family="text">
      <style:text-properties officeooo:rsid="0019bfe3"/>
    </style:style>
    <style:style style:name="T2" style:family="text">
      <style:text-properties officeooo:rsid="001c1edf"/>
    </style:style>
    <style:style style:name="T3" style:family="text">
      <style:text-properties officeooo:rsid="0025889b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bfa43" fo:background-color="#ffff00" loext:char-shading-value="0"/>
    </style:style>
    <style:style style:name="T7" style:family="text">
      <style:text-properties officeooo:rsid="002c25a2" fo:background-color="#ffff00" loext:char-shading-value="0"/>
    </style:style>
    <style:style style:name="T8" style:family="text">
      <style:text-properties officeooo:rsid="002f0c8f"/>
    </style:style>
    <style:style style:name="T9" style:family="text">
      <style:text-properties officeooo:rsid="002ff911"/>
    </style:style>
    <style:style style:name="T10" style:family="text">
      <style:text-properties style:font-name="Liberation Mono" fo:font-size="12pt" officeooo:rsid="0034ec77" style:font-name-asian="Liberation Mono" style:font-size-asian="12pt" style:font-size-complex="12pt"/>
    </style:style>
    <style:style style:name="T11" style:family="text">
      <style:text-properties style:font-name="Liberation Mono" fo:font-size="12pt" officeooo:rsid="0025889b" style:font-name-asian="Liberation Mono" style:font-size-asian="12pt" style:font-size-complex="12pt"/>
    </style:style>
    <style:style style:name="T12" style:family="text">
      <style:text-properties style:font-name="Liberation Mono" fo:font-size="12pt" officeooo:rsid="003bc915" style:font-name-asian="Liberation Mono" style:font-size-asian="12pt" style:font-size-complex="12pt"/>
    </style:style>
    <style:style style:name="T13" style:family="text">
      <style:text-properties style:font-name="Liberation Mono" fo:font-size="12pt" officeooo:rsid="003a0bc9" style:font-name-asian="Liberation Mono" style:font-size-asian="12pt" style:font-size-complex="12pt"/>
    </style:style>
    <style:style style:name="T14" style:family="text">
      <style:text-properties style:font-name="Liberation Mono" fo:font-size="12pt" officeooo:rsid="0026fb64" style:font-name-asian="Liberation Mono" style:font-size-asian="12pt" style:font-size-complex="12pt"/>
    </style:style>
    <style:style style:name="T15" style:family="text">
      <style:text-properties style:font-name="Liberation Mono" fo:font-size="12pt" officeooo:rsid="00273319" style:font-name-asian="Liberation Mono" style:font-size-asian="12pt" style:font-size-complex="12pt"/>
    </style:style>
    <style:style style:name="T16" style:family="text">
      <style:text-properties style:font-name="Liberation Mono" fo:font-size="12pt" officeooo:rsid="00354e5a" style:font-name-asian="Liberation Mono" style:font-size-asian="12pt" style:font-size-complex="12pt"/>
    </style:style>
    <style:style style:name="T17" style:family="text">
      <style:text-properties style:font-name="Liberation Mono" fo:font-size="12pt" officeooo:rsid="00574a91" style:font-name-asian="Liberation Mono" style:font-size-asian="12pt" style:font-size-complex="12pt"/>
    </style:style>
    <style:style style:name="T18" style:family="text">
      <style:text-properties style:font-name="Liberation Mono" fo:font-size="12pt" officeooo:rsid="0061c7c7" style:font-name-asian="Liberation Mono" style:font-size-asian="12pt" style:font-size-complex="12pt"/>
    </style:style>
    <style:style style:name="T19" style:family="text">
      <style:text-properties style:font-name="Liberation Mono" fo:font-size="12pt" officeooo:rsid="0053361d" style:font-name-asian="Liberation Mono" style:font-size-asian="12pt" style:font-size-complex="12pt"/>
    </style:style>
    <style:style style:name="T20" style:family="text">
      <style:text-properties style:font-name="Liberation Mono" fo:font-size="12pt" officeooo:rsid="0063bbfe" style:font-name-asian="Liberation Mono" style:font-size-asian="12pt" style:font-size-complex="12pt"/>
    </style:style>
    <style:style style:name="T21" style:family="text">
      <style:text-properties style:font-name="Liberation Mono" fo:font-size="12pt" officeooo:rsid="00273319" fo:background-color="#ffff00" loext:char-shading-value="0" style:font-name-asian="Liberation Mono" style:font-size-asian="12pt" style:font-size-complex="12pt"/>
    </style:style>
    <style:style style:name="T22" style:family="text">
      <style:text-properties style:font-name="Liberation Mono" fo:font-size="12pt" officeooo:rsid="003cddd5" fo:background-color="#ffff00" loext:char-shading-value="0" style:font-name-asian="Liberation Mono" style:font-size-asian="12pt" style:font-size-complex="12pt"/>
    </style:style>
    <style:style style:name="T23" style:family="text">
      <style:text-properties style:font-name="Liberation Mono" fo:font-size="12pt" officeooo:rsid="003df3d9" fo:background-color="#ffff00" loext:char-shading-value="0" style:font-name-asian="Liberation Mono" style:font-size-asian="12pt" style:font-size-complex="12pt"/>
    </style:style>
    <style:style style:name="T24" style:family="text">
      <style:text-properties style:font-name="Liberation Mono" fo:font-size="12pt" officeooo:rsid="002a4c23" fo:background-color="#ffff00" loext:char-shading-value="0" style:font-name-asian="Liberation Mono" style:font-size-asian="12pt" style:font-size-complex="12pt"/>
    </style:style>
    <style:style style:name="T25" style:family="text">
      <style:text-properties officeooo:rsid="0039f044"/>
    </style:style>
    <style:style style:name="T26" style:family="text">
      <style:text-properties officeooo:rsid="003a0bc9"/>
    </style:style>
    <style:style style:name="T27" style:family="text">
      <style:text-properties officeooo:rsid="003cddd5"/>
    </style:style>
    <style:style style:name="T28" style:family="text">
      <style:text-properties officeooo:rsid="00421eca"/>
    </style:style>
    <style:style style:name="T29" style:family="text">
      <style:text-properties officeooo:rsid="00458d69"/>
    </style:style>
    <style:style style:name="T30" style:family="text">
      <style:text-properties officeooo:rsid="0050d85a"/>
    </style:style>
    <style:style style:name="T31" style:family="text">
      <style:text-properties officeooo:rsid="005293f9"/>
    </style:style>
    <style:style style:name="T32" style:family="text">
      <style:text-properties officeooo:rsid="0053361d"/>
    </style:style>
    <style:style style:name="T33" style:family="text">
      <style:text-properties fo:color="#00a933"/>
    </style:style>
    <style:style style:name="T34" style:family="text">
      <style:text-properties fo:color="#00a933" officeooo:rsid="002ff911"/>
    </style:style>
    <style:style style:name="T35" style:family="text">
      <style:text-properties fo:color="#00a933" officeooo:rsid="0050d85a"/>
    </style:style>
    <style:style style:name="T36" style:family="text">
      <style:text-properties fo:color="#00a933" style:font-name="Liberation Mono" fo:font-size="12pt" officeooo:rsid="0061c7c7" style:font-name-asian="Liberation Mono" style:font-size-asian="12pt" style:font-size-complex="12pt"/>
    </style:style>
    <style:style style:name="T37" style:family="text">
      <style:text-properties fo:color="#00a933" style:font-name="Liberation Mono" fo:font-size="12pt" officeooo:rsid="0053361d" style:font-name-asian="Liberation Mono" style:font-size-asian="12pt" style:font-size-complex="12pt"/>
    </style:style>
    <style:style style:name="T38" style:family="text">
      <style:text-properties fo:color="#00a933" style:font-name="Liberation Mono" fo:font-size="12pt" officeooo:rsid="0063bbfe" style:font-name-asian="Liberation Mono" style:font-size-asian="12pt" style:font-size-complex="12pt"/>
    </style:style>
    <style:style style:name="T39" style:family="text">
      <style:text-properties officeooo:rsid="0061c7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lan <text:span text:style-name="T1">of Life in the kingdom of heaven</text:span></text:p>
      <text:p text:style-name="P1"/>
      <table:table table:name="Table1" table:style-name="Table1">
        <table:table-column table:style-name="Table1.A" table:number-columns-repeated="2"/>
        <table:table-column table:style-name="Table1.C" table:number-columns-repeated="6"/>
        <table:table-row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7">First Day</text:p>
          </table:table-cell>
          <table:table-cell table:style-name="Table1.A1" office:value-type="string">
            <text:p text:style-name="P7">Second Day</text:p>
          </table:table-cell>
          <table:table-cell table:style-name="Table1.A1" office:value-type="string">
            <text:p text:style-name="P9"><text:span text:style-name="T1">Third </text:span><text:span text:style-name="T2">Day</text:span></text:p>
          </table:table-cell>
          <table:table-cell table:style-name="Table1.A1" office:value-type="string">
            <text:p text:style-name="P11">Fourth Day</text:p>
          </table:table-cell>
          <table:table-cell table:style-name="Table1.A1" office:value-type="string">
            <text:p text:style-name="P12">Fifth Day</text:p>
          </table:table-cell>
          <table:table-cell table:style-name="Table1.A1" office:value-type="string">
            <text:p text:style-name="P12">Sixth Day</text:p>
          </table:table-cell>
          <table:table-cell table:style-name="Table1.H1" office:value-type="string">
            <text:p text:style-name="P12">Seventh Day</text:p>
          </table:table-cell>
        </table:table-row>
        <table:table-row>
          <table:table-cell table:style-name="Table1.A2" office:value-type="string">
            <text:p text:style-name="P13">22:00-5:00</text:p>
          </table:table-cell>
          <table:table-cell table:style-name="Table1.A2" table:number-columns-spanned="6" office:value-type="string">
            <text:p text:style-name="P32"><text:span text:style-name="T10">Sleep; </text:span><text:span text:style-name="T11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2">REST</text:p>
          </table:table-cell>
        </table:table-row>
        <table:table-row>
          <table:table-cell table:style-name="Table1.A2" office:value-type="string">
            <text:p text:style-name="P10"><text:span text:style-name="T3">5:00-5:30</text:span></text:p>
          </table:table-cell>
          <table:table-cell table:style-name="Table1.A2" table:number-columns-spanned="6" office:value-type="string">
            <text:p text:style-name="P34">Clear<text:span text:style-name="T27">ing</text:span>;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5:30-7:00</text:p>
          </table:table-cell>
          <table:table-cell table:style-name="Table1.A2" table:number-columns-spanned="6" office:value-type="string">
            <text:p text:style-name="P3"><text:span text:style-name="T14">Worship; </text:span><text:span text:style-name="T15">Prayer; </text:span><text:span text:style-name="T21">Read</text:span><text:span text:style-name="T22">in</text:span><text:span text:style-name="T23">g</text:span><text:span text:style-name="T24">(154 lines of ckhgeoe.txt)</text:span><text:span text:style-name="T21">;</text:span><text:span text:style-name="T15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5">7:00-<text:span text:style-name="T8">8:00</text:span></text:p>
          </table:table-cell>
          <table:table-cell table:style-name="Table1.A2" table:number-columns-spanned="6" office:value-type="string">
            <text:p text:style-name="P16"><text:span text:style-name="T33">Breakfast </text:span><text:span text:style-name="T34">with alt1 </text:span><text:span text:style-name="T35">and alt4</text:span><text:span text:style-name="T34">;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"><text:span text:style-name="T16">8:00-</text:span><text:span text:style-name="T17">9</text:span><text:span text:style-name="T16">:00</text:span></text:p>
          </table:table-cell>
          <table:table-cell table:style-name="Table1.A2" table:number-rows-spanned="4" office:value-type="string">
            <text:p text:style-name="P17">Writing <text:span text:style-name="T25">and </text:span><text:span text:style-name="T26">Preach</text:span><text:span text:style-name="T27">ing</text:span>; </text:p>
          </table:table-cell>
          <table:table-cell table:style-name="Table1.A2" table:number-rows-spanned="4" office:value-type="string">
            <text:p text:style-name="P29">Hebrew study; </text:p>
          </table:table-cell>
          <table:table-cell table:style-name="Table1.A2" table:number-rows-spanned="4" office:value-type="string">
            <text:p text:style-name="P17">Writing <text:span text:style-name="T25">and </text:span><text:span text:style-name="T26">Preach</text:span><text:span text:style-name="T27">ing</text:span>; </text:p>
          </table:table-cell>
          <table:table-cell table:style-name="Table1.A2" table:number-rows-spanned="4" office:value-type="string">
            <text:p text:style-name="P29">Math study; </text:p>
          </table:table-cell>
          <table:table-cell table:style-name="Table1.A2" table:number-rows-spanned="4" office:value-type="string">
            <text:p text:style-name="P17">Writing <text:span text:style-name="T25">and </text:span><text:span text:style-name="T26">Preach</text:span><text:span text:style-name="T27">ing</text:span>;</text:p>
          </table:table-cell>
          <table:table-cell table:style-name="Table1.A2" table:number-rows-spanned="4" office:value-type="string">
            <text:p text:style-name="P30">Greek study; </text:p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7">9:00-10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7">10:00-11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7">11:00-12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8">12:00-14:00</text:p>
          </table:table-cell>
          <table:table-cell table:style-name="Table1.A2" table:number-columns-spanned="6" office:value-type="string">
            <text:p text:style-name="P33"><text:span text:style-name="T12">Nap</text:span><text:span text:style-name="T13">;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9">14:00-16:00</text:p>
          </table:table-cell>
          <table:table-cell table:style-name="Table1.A2" office:value-type="string">
            <text:p text:style-name="P19">Edit<text:span text:style-name="T29">; </text:span></text:p>
          </table:table-cell>
          <table:table-cell table:style-name="Table1.A2" office:value-type="string">
            <text:p text:style-name="P31">Review; </text:p>
          </table:table-cell>
          <table:table-cell table:style-name="Table1.A2" office:value-type="string">
            <text:p text:style-name="P28">Edit; </text:p>
          </table:table-cell>
          <table:table-cell table:style-name="Table1.A2" office:value-type="string">
            <text:p text:style-name="P31">Review;</text:p>
          </table:table-cell>
          <table:table-cell table:style-name="Table1.A2" office:value-type="string">
            <text:p text:style-name="P28">Edit; </text:p>
          </table:table-cell>
          <table:table-cell table:style-name="Table1.A2" office:value-type="string">
            <text:p text:style-name="P31">Review;</text:p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0">16:00-17:00</text:p>
          </table:table-cell>
          <table:table-cell table:style-name="Table1.A2" table:number-columns-spanned="6" office:value-type="string">
            <text:p text:style-name="P35">Sup<text:span text:style-name="T28">per;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1">17:00-18:00</text:p>
          </table:table-cell>
          <table:table-cell table:style-name="Table1.A2" table:number-columns-spanned="6" office:value-type="string">
            <text:p text:style-name="P36">Talking with others;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2">18:00-20:00</text:p>
          </table:table-cell>
          <table:table-cell table:style-name="Table1.A2" table:number-columns-spanned="6" office:value-type="string">
            <text:p text:style-name="P23"><text:span text:style-name="T5">Searching for tomorrow Reading;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4">20:00-21:00</text:p>
          </table:table-cell>
          <table:table-cell table:style-name="Table1.A2" table:number-columns-spanned="6" office:value-type="string">
            <text:p text:style-name="P25"><text:span text:style-name="T33">Alt2 and alt3;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6">21:00-22:00</text:p>
          </table:table-cell>
          <table:table-cell table:style-name="Table1.A2" table:number-columns-spanned="6" office:value-type="string">
            <text:p text:style-name="P5"><text:span text:style-name="T36">Add new</text:span><text:span text:style-name="T37">; </text:span><text:span text:style-name="T36">clear</text:span><text:span text:style-name="T38">ing</text:span><text:span text:style-name="T36"> others;</text:span><text:span text:style-name="T18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</table:table>
      <text:p text:style-name="P1"/>
      <text:p text:style-name="P1">吗哪学院：<text:span text:style-name="T5">希伯来语</text:span><text:span text:style-name="T6">（书本/圣经）</text:span><text:span text:style-name="T5">，希腊语</text:span><text:span text:style-name="T7">（书本/圣经）</text:span><text:span text:style-name="T5">，</text:span>英文，韩语，数学，python语言</text:p>
      <text:p text:style-name="P1">特别节日：创造的节日，过蒙拯救之节</text:p>
      <text:p text:style-name="P1"/>
      <text:p text:style-name="P1">希伯来语希腊语数学：当前为书过一遍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0:39:55.711380045</meta:creation-date>
    <dc:date>2021-12-10T11:35:36.834386522</dc:date>
    <meta:editing-duration>PT44M43S</meta:editing-duration>
    <meta:editing-cycles>74</meta:editing-cycles>
    <meta:generator>LibreOffice/6.4.6.2$Linux_X86_64 LibreOffice_project/40$Build-2</meta:generator>
    <meta:document-statistic meta:table-count="1" meta:image-count="0" meta:object-count="0" meta:page-count="1" meta:paragraph-count="50" meta:word-count="163" meta:character-count="700" meta:non-whitespace-character-count="638"/>
  </office:meta>
</office:document-meta>
</file>